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805470054484467E08.jpg" manifest:media-type="image/jpeg"/>
  <manifest:file-entry manifest:full-path="Pictures/100000000000018000000180F5F1C1C91D55D152.jpg" manifest:media-type="image/jpeg"/>
  <manifest:file-entry manifest:full-path="Pictures/100000000000018000000180965B4331E5DE1BF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7.025cm"/>
    </style:style>
    <style:style style:name="gr3" style:family="graphic" style:parent-style-name="standard">
      <style:graphic-properties draw:textarea-vertical-align="middle" draw:auto-grow-height="false" fo:min-height="4.166cm" fo:min-width="5.9cm"/>
    </style:style>
    <style:style style:name="gr4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2cm" svg:height="12.2cm" svg:x="3.1cm" svg:y="2.2cm">
          <draw:image xlink:href="Pictures/100000000000018000000180965B4331E5DE1BF9.jpg" xlink:type="simple" xlink:show="embed" xlink:actuate="onLoad" loext:mime-type="image/jpeg">
            <text:p/>
          </draw:image>
        </draw:frame>
        <draw:frame draw:style-name="gr1" draw:text-style-name="P1" draw:layer="layout" svg:width="12.3cm" svg:height="12.3cm" svg:x="27.4cm" svg:y="2.1cm">
          <draw:image xlink:href="Pictures/100000000000018000000180F5F1C1C91D55D152.jpg" xlink:type="simple" xlink:show="embed" xlink:actuate="onLoad" loext:mime-type="image/jpeg">
            <text:p/>
          </draw:image>
        </draw:frame>
        <draw:frame draw:style-name="gr1" draw:text-style-name="P1" draw:layer="layout" svg:width="11.959cm" svg:height="11.959cm" svg:x="15.2cm" svg:y="14.7cm">
          <draw:image xlink:href="Pictures/1000000000000180000001805470054484467E08.jpg" xlink:type="simple" xlink:show="embed" xlink:actuate="onLoad" loext:mime-type="image/jpeg">
            <text:p/>
          </draw:image>
        </draw:frame>
        <draw:custom-shape draw:style-name="gr2" draw:text-style-name="P1" draw:layer="layout" svg:width="8.6cm" svg:height="3.4cm" svg:x="17.4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4cm" svg:height="4.416cm" draw:transform="rotate (-3.1414181206646) translate (35.9cm 21.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4" draw:text-style-name="P2" draw:layer="layout" svg:width="8.2cm" svg:height="2.9cm" svg:x="7.1cm" svg:y="1.4cm">
          <draw:text-box>
            <text:p>DBSCAN</text:p>
          </draw:text-box>
        </draw:frame>
        <draw:frame draw:style-name="gr4" draw:text-style-name="P2" draw:layer="layout" svg:width="8.2cm" svg:height="2.9cm" svg:x="7.1cm" svg:y="1.4cm">
          <draw:text-box>
            <text:p>DBSCAN</text:p>
          </draw:text-box>
        </draw:frame>
        <draw:frame draw:style-name="gr4" draw:text-style-name="P2" draw:layer="layout" svg:width="11.4cm" svg:height="2.9cm" svg:x="28.2cm" svg:y="1.2cm">
          <draw:text-box>
            <text:p>Clasificación y cálculo de centroides</text:p>
          </draw:text-box>
        </draw:frame>
        <draw:frame draw:style-name="gr4" draw:text-style-name="P2" draw:layer="layout" svg:width="8.2cm" svg:height="2.9cm" svg:x="18cm" svg:y="13.8cm">
          <draw:text-box>
            <text:p>Clústeres escogid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8:50:46.657340701</meta:creation-date>
    <dc:date>2024-04-23T19:39:31.275616575</dc:date>
    <meta:editing-duration>PT38M24S</meta:editing-duration>
    <meta:editing-cycles>1</meta:editing-cycles>
    <meta:document-statistic meta:object-count="9"/>
    <meta:generator>LibreOffice/6.4.7.2$Linux_X86_64 LibreOffice_project/40$Build-2</meta:generator>
  </office:meta>
</office:document-meta>
</file>